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729fcf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6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7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1.415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347cm" fo:min-width="2.516cm"/>
    </style:style>
    <style:style style:name="gr12" style:family="graphic" style:parent-style-name="standard">
      <style:graphic-properties draw:textarea-horizontal-align="justify" draw:textarea-vertical-align="middle" draw:auto-grow-height="false" fo:min-height="1.347cm" fo:min-width="2.42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29fc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style:font-name="Liberation Sans1" fo:font-size="12pt" style:font-size-asian="12pt" style:font-name-complex="Liberation Sans1" style:font-size-complex="12pt"/>
    </style:style>
    <style:style style:name="T2" style:family="text">
      <style:text-properties fo:color="#000000" style:font-name="Liberation Sans1" fo:font-size="12pt" style:text-underline-style="solid" style:text-underline-width="auto" style:text-underline-color="font-color" style:font-size-asian="12pt" style:font-name-complex="Liberation Sans1" style:font-size-complex="12pt"/>
    </style:style>
    <style:style style:name="T3" style:family="text">
      <style:text-properties fo:color="#000000" style:font-name="Liberation Sans1" fo:font-size="18pt" style:font-size-asian="18pt" style:font-name-complex="Liberation Sans1" style:font-size-complex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4cm" svg:height="21.59cm" svg:x="0cm" svg:y="0.002cm" svg:viewBox="0 0 27941 21591" draw:points="0,0 27941,0 27941,21591 0,21591">
          <text:p/>
        </draw:polygon>
        <draw:polygon draw:style-name="gr2" draw:text-style-name="P2" draw:layer="layout" svg:width="2.794cm" svg:height="1.524cm" svg:x="4.617cm" svg:y="5.318cm" svg:viewBox="0 0 2795 1525" draw:points="1397,1525 0,1525 0,0 2795,0 2795,1525">
          <text:p/>
        </draw:polygon>
        <draw:polygon draw:style-name="gr2" draw:text-style-name="P2" draw:layer="layout" svg:width="2.794cm" svg:height="1.397cm" svg:x="20.478cm" svg:y="15.859cm" svg:viewBox="0 0 2795 1398" draw:points="1398,1398 0,1398 0,0 2795,0 2795,1398">
          <text:p/>
        </draw:polygon>
        <draw:frame draw:style-name="gr3" draw:text-style-name="P4" draw:layer="layout" svg:width="2.123cm" svg:height="0.422cm" svg:x="4.953cm" svg:y="5.886cm">
          <draw:text-box>
            <text:p text:style-name="P3"><text:span text:style-name="T1">Mahasiswa</text:span></text:p>
          </draw:text-box>
        </draw:frame>
        <draw:polygon draw:style-name="gr2" draw:text-style-name="P2" draw:layer="layout" svg:width="2.921cm" svg:height="1.524cm" svg:x="20.39cm" svg:y="5.311cm" svg:viewBox="0 0 2922 1525" draw:points="1461,1525 0,1525 0,0 2922,0 2922,1525">
          <text:p/>
        </draw:polygon>
        <draw:frame draw:style-name="gr3" draw:text-style-name="P4" draw:layer="layout" svg:width="1.23cm" svg:height="0.422cm" svg:x="21.262cm" svg:y="16.363cm">
          <draw:text-box>
            <text:p text:style-name="P3"><text:span text:style-name="T1">Dosen</text:span></text:p>
          </draw:text-box>
        </draw:frame>
        <draw:polygon draw:style-name="gr2" draw:text-style-name="P2" draw:layer="layout" svg:width="3.048cm" svg:height="1.397cm" svg:x="4.515cm" svg:y="16.494cm" svg:viewBox="0 0 3049 1398" draw:points="1525,1398 0,1398 0,0 3049,0 3049,1398">
          <text:p/>
        </draw:polygon>
        <draw:frame draw:style-name="gr3" draw:text-style-name="P4" draw:layer="layout" svg:width="2.246cm" svg:height="0.422cm" svg:x="20.729cm" svg:y="5.875cm">
          <draw:text-box>
            <text:p text:style-name="P3"><text:span text:style-name="T1">Mata Kuliah</text:span></text:p>
          </draw:text-box>
        </draw:frame>
        <draw:path draw:style-name="gr4" draw:text-style-name="P2" draw:layer="layout" svg:width="3.175cm" svg:height="1.651cm" svg:x="3.665cm" svg:y="1cm" svg:viewBox="0 0 3176 1652" svg:d="M1588 0c900 0 1588 357 1588 826s-688 826-1588 826-1588-357-1588-826 688-826 1588-826zM0 0zM3176 1652z">
          <text:p/>
        </draw:path>
        <draw:path draw:style-name="gr5" draw:text-style-name="P5" draw:layer="layout" svg:width="3.175cm" svg:height="1.651cm" svg:x="3.665cm" svg:y="1cm" svg:viewBox="0 0 3176 1652" svg:d="M1588 0c900 0 1588 357 1588 826s-688 826-1588 826-1588-357-1588-826 688-826 1588-826z">
          <text:p/>
        </draw:path>
        <draw:polygon draw:style-name="gr5" draw:text-style-name="P5" draw:layer="layout" svg:width="0cm" svg:height="0cm" svg:x="3.665cm" svg:y="1cm" svg:viewBox="0 0 0 0" draw:points="0,0">
          <text:p/>
        </draw:polygon>
        <draw:polygon draw:style-name="gr5" draw:text-style-name="P5" draw:layer="layout" svg:width="0cm" svg:height="0cm" svg:x="6.84cm" svg:y="2.651cm" svg:viewBox="0 0 0 0" draw:points="0,0">
          <text:p/>
        </draw:polygon>
        <draw:frame draw:style-name="gr3" draw:text-style-name="P4" draw:layer="layout" svg:width="1.513cm" svg:height="0.422cm" svg:x="5.285cm" svg:y="16.998cm">
          <draw:text-box>
            <text:p text:style-name="P3"><text:span text:style-name="T1">Jurusan</text:span></text:p>
          </draw:text-box>
        </draw:frame>
        <draw:line draw:style-name="gr6" draw:text-style-name="P5" draw:layer="layout" svg:x1="4.878cm" svg:y1="1.974cm" svg:x2="5.626cm" svg:y2="1.974cm">
          <text:p/>
        </draw:line>
        <draw:path draw:style-name="gr4" draw:text-style-name="P2" draw:layer="layout" svg:width="3.175cm" svg:height="1.651cm" svg:x="7.729cm" svg:y="1.381cm" svg:viewBox="0 0 3176 1652" svg:d="M1588 0c900 0 1588 357 1588 826 0 470-688 826-1588 826-899 0-1588-356-1588-826 0-469 689-826 1588-826zM0 0zM3176 1652z">
          <text:p/>
        </draw:path>
        <draw:path draw:style-name="gr5" draw:text-style-name="P5" draw:layer="layout" svg:width="3.175cm" svg:height="1.651cm" svg:x="7.729cm" svg:y="1.381cm" svg:viewBox="0 0 3176 1652" svg:d="M1588 0c900 0 1588 357 1588 826 0 470-688 826-1588 826-899 0-1588-356-1588-826 0-469 689-826 1588-826z">
          <text:p/>
        </draw:path>
        <draw:polygon draw:style-name="gr5" draw:text-style-name="P5" draw:layer="layout" svg:width="0cm" svg:height="0cm" svg:x="7.729cm" svg:y="1.381cm" svg:viewBox="0 0 0 0" draw:points="0,0">
          <text:p/>
        </draw:polygon>
        <draw:polygon draw:style-name="gr5" draw:text-style-name="P5" draw:layer="layout" svg:width="0cm" svg:height="0cm" svg:x="10.904cm" svg:y="3.032cm" svg:viewBox="0 0 0 0" draw:points="0,0">
          <text:p/>
        </draw:polygon>
        <draw:frame draw:style-name="gr3" draw:text-style-name="P4" draw:layer="layout" svg:width="0.751cm" svg:height="0.422cm" svg:x="4.879cm" svg:y="1.631cm">
          <draw:text-box>
            <text:p text:style-name="P3"><text:span text:style-name="T1">Nim</text:span></text:p>
          </draw:text-box>
        </draw:frame>
        <draw:path draw:style-name="gr4" draw:text-style-name="P2" draw:layer="layout" svg:width="3.175cm" svg:height="1.651cm" svg:x="1.125cm" svg:y="3.032cm" svg:viewBox="0 0 3176 1652" svg:d="M1588 0c900 0 1588 357 1588 826 0 470-688 826-1588 826-899 0-1588-356-1588-826 0-469 689-826 1588-826zM0 0zM3176 1652z">
          <text:p/>
        </draw:path>
        <draw:path draw:style-name="gr5" draw:text-style-name="P5" draw:layer="layout" svg:width="3.175cm" svg:height="1.651cm" svg:x="1.125cm" svg:y="3.032cm" svg:viewBox="0 0 3176 1652" svg:d="M1588 0c900 0 1588 357 1588 826 0 470-688 826-1588 826-899 0-1588-356-1588-826 0-469 689-826 1588-826z">
          <text:p/>
        </draw:path>
        <draw:polygon draw:style-name="gr5" draw:text-style-name="P5" draw:layer="layout" svg:width="0cm" svg:height="0cm" svg:x="1.125cm" svg:y="3.032cm" svg:viewBox="0 0 0 0" draw:points="0,0">
          <text:p/>
        </draw:polygon>
        <draw:polygon draw:style-name="gr5" draw:text-style-name="P5" draw:layer="layout" svg:width="0cm" svg:height="0cm" svg:x="4.3cm" svg:y="4.683cm" svg:viewBox="0 0 0 0" draw:points="0,0">
          <text:p/>
        </draw:polygon>
        <draw:frame draw:style-name="gr3" draw:text-style-name="P4" draw:layer="layout" svg:width="2.169cm" svg:height="0.422cm" svg:x="8.234cm" svg:y="2.012cm">
          <draw:text-box>
            <text:p text:style-name="P3"><text:span text:style-name="T1">Nama_mhs</text:span></text:p>
          </draw:text-box>
        </draw:frame>
        <draw:path draw:style-name="gr4" draw:text-style-name="P2" draw:layer="layout" svg:width="3.175cm" svg:height="1.651cm" svg:x="16.746cm" svg:y="1.381cm" svg:viewBox="0 0 3176 1652" svg:d="M1588 0c900 0 1588 357 1588 826 0 470-688 826-1588 826s-1588-356-1588-826c0-469 688-826 1588-826zM0 0zM3176 1652z">
          <text:p/>
        </draw:path>
        <draw:path draw:style-name="gr5" draw:text-style-name="P5" draw:layer="layout" svg:width="3.175cm" svg:height="1.651cm" svg:x="16.746cm" svg:y="1.381cm" svg:viewBox="0 0 3176 1652" svg:d="M1588 0c900 0 1588 357 1588 826 0 470-688 826-1588 826s-1588-356-1588-826c0-469 688-826 1588-826z">
          <text:p/>
        </draw:path>
        <draw:polygon draw:style-name="gr5" draw:text-style-name="P5" draw:layer="layout" svg:width="0cm" svg:height="0cm" svg:x="16.746cm" svg:y="1.381cm" svg:viewBox="0 0 0 0" draw:points="0,0">
          <text:p/>
        </draw:polygon>
        <draw:polygon draw:style-name="gr5" draw:text-style-name="P5" draw:layer="layout" svg:width="0cm" svg:height="0cm" svg:x="19.921cm" svg:y="3.032cm" svg:viewBox="0 0 0 0" draw:points="0,0">
          <text:p/>
        </draw:polygon>
        <draw:frame draw:style-name="gr3" draw:text-style-name="P4" draw:layer="layout" svg:width="1.323cm" svg:height="0.422cm" svg:x="2.053cm" svg:y="3.663cm">
          <draw:text-box>
            <text:p text:style-name="P3"><text:span text:style-name="T1">Alamat</text:span></text:p>
          </draw:text-box>
        </draw:frame>
        <draw:path draw:style-name="gr4" draw:text-style-name="P2" draw:layer="layout" svg:width="3.175cm" svg:height="1.651cm" svg:x="23.604cm" svg:y="3.159cm" svg:viewBox="0 0 3176 1652" svg:d="M1588 0c900 0 1588 357 1588 826 0 470-688 826-1588 826-899 0-1588-356-1588-826 0-469 689-826 1588-826zM0 0zM3176 1652z">
          <text:p/>
        </draw:path>
        <draw:path draw:style-name="gr5" draw:text-style-name="P5" draw:layer="layout" svg:width="3.175cm" svg:height="1.651cm" svg:x="23.604cm" svg:y="3.159cm" svg:viewBox="0 0 3176 1652" svg:d="M1588 0c900 0 1588 357 1588 826 0 470-688 826-1588 826-899 0-1588-356-1588-826 0-469 689-826 1588-826z">
          <text:p/>
        </draw:path>
        <draw:polygon draw:style-name="gr5" draw:text-style-name="P5" draw:layer="layout" svg:width="0cm" svg:height="0cm" svg:x="23.604cm" svg:y="3.159cm" svg:viewBox="0 0 0 0" draw:points="0,0">
          <text:p/>
        </draw:polygon>
        <draw:polygon draw:style-name="gr5" draw:text-style-name="P5" draw:layer="layout" svg:width="0cm" svg:height="0cm" svg:x="26.779cm" svg:y="4.81cm" svg:viewBox="0 0 0 0" draw:points="0,0">
          <text:p/>
        </draw:polygon>
        <draw:frame draw:style-name="gr3" draw:text-style-name="P4" draw:layer="layout" svg:width="1.932cm" svg:height="0.422cm" svg:x="17.367cm" svg:y="2.012cm">
          <draw:text-box>
            <text:p text:style-name="P3"><text:span text:style-name="T1">Nama_mk</text:span></text:p>
          </draw:text-box>
        </draw:frame>
        <draw:path draw:style-name="gr4" draw:text-style-name="P2" draw:layer="layout" svg:width="3.175cm" svg:height="1.651cm" svg:x="20.683cm" svg:y="1.127cm" svg:viewBox="0 0 3176 1652" svg:d="M1587 0c900 0 1589 357 1589 826s-689 826-1589 826c-899 0-1587-357-1587-826s688-826 1587-826zM0 0zM3176 1652z">
          <text:p/>
        </draw:path>
        <draw:path draw:style-name="gr5" draw:text-style-name="P5" draw:layer="layout" svg:width="3.175cm" svg:height="1.651cm" svg:x="20.683cm" svg:y="1.127cm" svg:viewBox="0 0 3176 1652" svg:d="M1587 0c900 0 1589 357 1589 826s-689 826-1589 826c-899 0-1587-357-1587-826s688-826 1587-826z">
          <text:p/>
        </draw:path>
        <draw:polygon draw:style-name="gr5" draw:text-style-name="P5" draw:layer="layout" svg:width="0cm" svg:height="0cm" svg:x="20.683cm" svg:y="1.127cm" svg:viewBox="0 0 0 0" draw:points="0,0">
          <text:p/>
        </draw:polygon>
        <draw:polygon draw:style-name="gr5" draw:text-style-name="P5" draw:layer="layout" svg:width="0cm" svg:height="0cm" svg:x="23.858cm" svg:y="2.778cm" svg:viewBox="0 0 0 0" draw:points="0,0">
          <text:p/>
        </draw:polygon>
        <draw:frame draw:style-name="gr3" draw:text-style-name="P4" draw:layer="layout" svg:width="0.853cm" svg:height="0.422cm" svg:x="24.769cm" svg:y="3.79cm">
          <draw:text-box>
            <text:p text:style-name="P3"><text:span text:style-name="T1">SKS</text:span></text:p>
          </draw:text-box>
        </draw:frame>
        <draw:line draw:style-name="gr6" draw:text-style-name="P5" draw:layer="layout" svg:x1="21.374cm" svg:y1="2.101cm" svg:x2="23.17cm" svg:y2="2.101cm">
          <text:p/>
        </draw:line>
        <draw:path draw:style-name="gr4" draw:text-style-name="P2" draw:layer="layout" svg:width="3.175cm" svg:height="1.651cm" svg:x="8.237cm" svg:y="18.907cm" svg:viewBox="0 0 3176 1652" svg:d="M1587 0c900 0 1589 358 1589 827s-689 825-1589 825c-899 0-1587-356-1587-825s688-827 1587-827zM0 0zM3176 1652z">
          <text:p/>
        </draw:path>
        <draw:path draw:style-name="gr5" draw:text-style-name="P5" draw:layer="layout" svg:width="3.175cm" svg:height="1.651cm" svg:x="8.237cm" svg:y="18.907cm" svg:viewBox="0 0 3176 1652" svg:d="M1587 0c900 0 1589 358 1589 827s-689 825-1589 825c-899 0-1587-356-1587-825s688-827 1587-827z">
          <text:p/>
        </draw:path>
        <draw:polygon draw:style-name="gr5" draw:text-style-name="P5" draw:layer="layout" svg:width="0cm" svg:height="0cm" svg:x="8.237cm" svg:y="18.907cm" svg:viewBox="0 0 0 0" draw:points="0,0">
          <text:p/>
        </draw:polygon>
        <draw:polygon draw:style-name="gr5" draw:text-style-name="P5" draw:layer="layout" svg:width="0cm" svg:height="0cm" svg:x="11.412cm" svg:y="20.558cm" svg:viewBox="0 0 0 0" draw:points="0,0">
          <text:p/>
        </draw:polygon>
        <draw:frame draw:style-name="gr3" draw:text-style-name="P4" draw:layer="layout" svg:width="1.797cm" svg:height="0.422cm" svg:x="21.375cm" svg:y="1.758cm">
          <draw:text-box>
            <text:p text:style-name="P3"><text:span text:style-name="T1">Kode_mk</text:span></text:p>
          </draw:text-box>
        </draw:frame>
        <draw:path draw:style-name="gr4" draw:text-style-name="P2" draw:layer="layout" svg:width="3.175cm" svg:height="1.655cm" svg:x="0.998cm" svg:y="18.939cm" svg:viewBox="0 0 3176 1656" svg:d="M1588 0c900 0 1588 357 1588 827 0 469-688 825-1588 825-899 0-1588-356-1588-825 0-470 689-827 1588-827zM0 0zM3176 1656z">
          <text:p/>
        </draw:path>
        <draw:path draw:style-name="gr5" draw:text-style-name="P5" draw:layer="layout" svg:width="3.175cm" svg:height="1.651cm" svg:x="0.998cm" svg:y="18.939cm" svg:viewBox="0 0 3176 1652" svg:d="M1588 0c900 0 1588 357 1588 827 0 469-688 825-1588 825-899 0-1588-356-1588-825 0-470 689-827 1588-827z">
          <text:p/>
        </draw:path>
        <draw:polygon draw:style-name="gr5" draw:text-style-name="P5" draw:layer="layout" svg:width="0cm" svg:height="0cm" svg:x="0.998cm" svg:y="18.939cm" svg:viewBox="0 0 0 0" draw:points="0,0">
          <text:p/>
        </draw:polygon>
        <draw:polygon draw:style-name="gr5" draw:text-style-name="P5" draw:layer="layout" svg:width="0cm" svg:height="0cm" svg:x="4.173cm" svg:y="20.594cm" svg:viewBox="0 0 0 0" draw:points="0,0">
          <text:p/>
        </draw:polygon>
        <draw:frame draw:style-name="gr3" draw:text-style-name="P4" draw:layer="layout" svg:width="2.762cm" svg:height="0.422cm" svg:x="8.446cm" svg:y="19.538cm">
          <draw:text-box>
            <text:p text:style-name="P3"><text:span text:style-name="T1">Nama_jurusan</text:span></text:p>
          </draw:text-box>
        </draw:frame>
        <draw:line draw:style-name="gr6" draw:text-style-name="P5" draw:layer="layout" svg:x1="1.273cm" svg:y1="19.913cm" svg:x2="3.898cm" svg:y2="19.913cm">
          <text:p/>
        </draw:line>
        <draw:path draw:style-name="gr4" draw:text-style-name="P2" draw:layer="layout" svg:width="3.175cm" svg:height="1.651cm" svg:x="23.604cm" svg:y="18.653cm" svg:viewBox="0 0 3176 1652" svg:d="M1588 0c900 0 1588 358 1588 827s-688 825-1588 825c-899 0-1588-356-1588-825s689-827 1588-827zM0 0zM3176 1652z">
          <text:p/>
        </draw:path>
        <draw:path draw:style-name="gr5" draw:text-style-name="P5" draw:layer="layout" svg:width="3.175cm" svg:height="1.651cm" svg:x="23.604cm" svg:y="18.653cm" svg:viewBox="0 0 3176 1652" svg:d="M1588 0c900 0 1588 358 1588 827s-688 825-1588 825c-899 0-1588-356-1588-825s689-827 1588-827z">
          <text:p/>
        </draw:path>
        <draw:polygon draw:style-name="gr5" draw:text-style-name="P5" draw:layer="layout" svg:width="0cm" svg:height="0cm" svg:x="23.604cm" svg:y="18.653cm" svg:viewBox="0 0 0 0" draw:points="0,0">
          <text:p/>
        </draw:polygon>
        <draw:polygon draw:style-name="gr5" draw:text-style-name="P5" draw:layer="layout" svg:width="0cm" svg:height="0cm" svg:x="26.779cm" svg:y="20.304cm" svg:viewBox="0 0 0 0" draw:points="0,0">
          <text:p/>
        </draw:polygon>
        <draw:frame draw:style-name="gr3" draw:text-style-name="P4" draw:layer="layout" svg:width="2.627cm" svg:height="0.422cm" svg:x="1.274cm" svg:y="19.57cm">
          <draw:text-box>
            <text:p text:style-name="P3"><text:span text:style-name="T1">Kode_jurusan</text:span></text:p>
          </draw:text-box>
        </draw:frame>
        <draw:path draw:style-name="gr4" draw:text-style-name="P2" draw:layer="layout" svg:width="3.175cm" svg:height="1.651cm" svg:x="17.508cm" svg:y="18.653cm" svg:viewBox="0 0 3176 1652" svg:d="M1587 0c900 0 1589 358 1589 827s-689 825-1589 825c-899 0-1587-356-1587-825s688-827 1587-827zM0 0zM3176 1652z">
          <text:p/>
        </draw:path>
        <draw:path draw:style-name="gr5" draw:text-style-name="P5" draw:layer="layout" svg:width="3.175cm" svg:height="1.651cm" svg:x="17.508cm" svg:y="18.653cm" svg:viewBox="0 0 3176 1652" svg:d="M1587 0c900 0 1589 358 1589 827s-689 825-1589 825c-899 0-1587-356-1587-825s688-827 1587-827z">
          <text:p/>
        </draw:path>
        <draw:polygon draw:style-name="gr5" draw:text-style-name="P5" draw:layer="layout" svg:width="0cm" svg:height="0cm" svg:x="17.508cm" svg:y="18.653cm" svg:viewBox="0 0 0 0" draw:points="0,0">
          <text:p/>
        </draw:polygon>
        <draw:polygon draw:style-name="gr5" draw:text-style-name="P5" draw:layer="layout" svg:width="0cm" svg:height="0cm" svg:x="20.683cm" svg:y="20.304cm" svg:viewBox="0 0 0 0" draw:points="0,0">
          <text:p/>
        </draw:polygon>
        <draw:frame draw:style-name="gr3" draw:text-style-name="P4" draw:layer="layout" svg:width="2.529cm" svg:height="0.422cm" svg:x="23.929cm" svg:y="19.284cm">
          <draw:text-box>
            <text:p text:style-name="P3"><text:span text:style-name="T1">Nama_dosen</text:span></text:p>
          </draw:text-box>
        </draw:frame>
        <draw:polygon draw:style-name="gr5" draw:text-style-name="P5" draw:layer="layout" svg:width="0cm" svg:height="0cm" svg:x="12.174cm" svg:y="4.86cm" svg:viewBox="0 0 0 0" draw:points="0,0">
          <text:p/>
        </draw:polygon>
        <draw:polygon draw:style-name="gr5" draw:text-style-name="P5" draw:layer="layout" svg:width="0cm" svg:height="0cm" svg:x="14.841cm" svg:y="7.273cm" svg:viewBox="0 0 0 0" draw:points="0,0">
          <text:p/>
        </draw:polygon>
        <draw:frame draw:style-name="gr3" draw:text-style-name="P7" draw:layer="layout" svg:width="2.394cm" svg:height="0.422cm" svg:x="17.9cm" svg:y="19.284cm">
          <draw:text-box>
            <text:p text:style-name="P6"><text:span text:style-name="T2">Kode_dosen</text:span></text:p>
          </draw:text-box>
        </draw:frame>
        <draw:polygon draw:style-name="gr5" draw:text-style-name="P5" draw:layer="layout" svg:width="0cm" svg:height="0cm" svg:x="20.344cm" svg:y="9.89cm" svg:viewBox="0 0 0 0" draw:points="0,0">
          <text:p/>
        </draw:polygon>
        <draw:polygon draw:style-name="gr5" draw:text-style-name="P5" draw:layer="layout" svg:width="0cm" svg:height="0cm" svg:x="23.392cm" svg:y="12.557cm" svg:viewBox="0 0 0 0" draw:points="0,0">
          <text:p/>
        </draw:polygon>
        <draw:path draw:style-name="gr4" draw:text-style-name="P2" draw:layer="layout" svg:width="2.667cm" svg:height="2.413cm" svg:x="4.681cm" svg:y="10.398cm" svg:viewBox="0 0 2668 2414" svg:d="M1333 0l1335 1208-1335 1206-1333-1206zM0 0zM2668 2414z">
          <text:p/>
        </draw:path>
        <draw:polygon draw:style-name="gr5" draw:text-style-name="P5" draw:layer="layout" svg:width="2.667cm" svg:height="2.413cm" svg:x="4.681cm" svg:y="10.398cm" svg:viewBox="0 0 2668 2414" draw:points="1333,0 2668,1208 1333,2414 0,1208">
          <text:p/>
        </draw:polygon>
        <draw:polygon draw:style-name="gr5" draw:text-style-name="P5" draw:layer="layout" svg:width="0cm" svg:height="0cm" svg:x="4.681cm" svg:y="10.398cm" svg:viewBox="0 0 0 0" draw:points="0,0">
          <text:p/>
        </draw:polygon>
        <draw:polygon draw:style-name="gr5" draw:text-style-name="P5" draw:layer="layout" svg:width="0cm" svg:height="0cm" svg:x="7.348cm" svg:y="12.811cm" svg:viewBox="0 0 0 0" draw:points="0,0">
          <text:p/>
        </draw:polygon>
        <draw:polyline draw:style-name="gr5" draw:text-style-name="P5" draw:layer="layout" svg:width="0.004cm" svg:height="3.556cm" svg:x="6.014cm" svg:y="6.842cm" svg:viewBox="0 0 5 3557" draw:points="0,0 0,1778 5,1778 5,3557">
          <text:p/>
        </draw:polyline>
        <draw:polyline draw:style-name="gr5" draw:text-style-name="P5" draw:layer="layout" svg:width="0.021cm" svg:height="3.683cm" svg:x="6.018cm" svg:y="12.811cm" svg:viewBox="0 0 22 3684" draw:points="0,0 0,1843 22,1843 22,3684">
          <text:p/>
        </draw:polyline>
        <draw:line draw:style-name="gr7" draw:text-style-name="P5" draw:layer="layout" svg:x1="4.046cm" svg:y1="4.302cm" svg:x2="5.698cm" svg:y2="5.319cm">
          <text:p/>
        </draw:line>
        <draw:line draw:style-name="gr7" draw:text-style-name="P5" draw:layer="layout" svg:x1="5.443cm" svg:y1="2.651cm" svg:x2="5.698cm" svg:y2="5.319cm">
          <text:p/>
        </draw:line>
        <draw:line draw:style-name="gr7" draw:text-style-name="P5" draw:layer="layout" svg:x1="9cm" svg:y1="2.905cm" svg:x2="5.697cm" svg:y2="5.319cm">
          <text:p/>
        </draw:line>
        <draw:line draw:style-name="gr7" draw:text-style-name="P5" draw:layer="layout" svg:x1="18.397cm" svg:y1="3.032cm" svg:x2="21.827cm" svg:y2="5.319cm">
          <text:p/>
        </draw:line>
        <draw:line draw:style-name="gr7" draw:text-style-name="P5" draw:layer="layout" svg:x1="22.208cm" svg:y1="2.651cm" svg:x2="21.826cm" svg:y2="5.319cm">
          <text:p/>
        </draw:line>
        <draw:line draw:style-name="gr7" draw:text-style-name="P5" draw:layer="layout" svg:x1="23.605cm" svg:y1="4.175cm" svg:x2="21.826cm" svg:y2="5.319cm">
          <text:p/>
        </draw:line>
        <draw:line draw:style-name="gr7" draw:text-style-name="P5" draw:layer="layout" svg:x1="4.046cm" svg:y1="19.416cm" svg:x2="6.079cm" svg:y2="17.764cm">
          <text:p/>
        </draw:line>
        <draw:line draw:style-name="gr7" draw:text-style-name="P5" draw:layer="layout" svg:x1="8.238cm" svg:y1="19.67cm" svg:x2="6.078cm" svg:y2="17.891cm">
          <text:p/>
        </draw:line>
        <draw:line draw:style-name="gr7" draw:text-style-name="P5" draw:layer="layout" svg:x1="20.429cm" svg:y1="19.035cm" svg:x2="21.827cm" svg:y2="17.256cm">
          <text:p/>
        </draw:line>
        <draw:line draw:style-name="gr7" draw:text-style-name="P5" draw:layer="layout" svg:x1="23.859cm" svg:y1="19.035cm" svg:x2="21.699cm" svg:y2="17.256cm">
          <text:p/>
        </draw:line>
        <draw:frame draw:style-name="gr3" draw:text-style-name="P4" draw:layer="layout" svg:width="2.076cm" svg:height="0.422cm" svg:x="4.978cm" svg:y="11.41cm">
          <draw:text-box>
            <text:p text:style-name="P3"><text:span text:style-name="T1">Mengambil</text:span></text:p>
          </draw:text-box>
        </draw:frame>
        <draw:frame draw:style-name="gr8" draw:text-style-name="P8" draw:layer="layout" svg:width="0.634cm" svg:height="0.634cm" svg:x="7.726cm" svg:y="5.573cm">
          <draw:text-box>
            <text:p text:style-name="P3"><text:span text:style-name="T3">n</text:span></text:p>
          </draw:text-box>
        </draw:frame>
        <draw:frame draw:style-name="gr8" draw:text-style-name="P8" draw:layer="layout" svg:width="0.634cm" svg:height="0.634cm" svg:x="19.918cm" svg:y="5.485cm">
          <draw:text-box>
            <text:p text:style-name="P3"><text:span text:style-name="T3">n</text:span></text:p>
          </draw:text-box>
        </draw:frame>
        <draw:frame draw:style-name="gr8" draw:text-style-name="P8" draw:layer="layout" svg:width="0.634cm" svg:height="0.634cm" svg:x="21.95cm" svg:y="15.225cm">
          <draw:text-box>
            <text:p text:style-name="P3"><text:span text:style-name="T3">n</text:span></text:p>
          </draw:text-box>
        </draw:frame>
        <draw:frame draw:style-name="gr8" draw:text-style-name="P8" draw:layer="layout" svg:width="0.634cm" svg:height="0.634cm" svg:x="6.241cm" svg:y="7.097cm">
          <draw:text-box>
            <text:p text:style-name="P3"><text:span text:style-name="T3">n</text:span></text:p>
          </draw:text-box>
        </draw:frame>
        <draw:frame draw:style-name="gr8" draw:text-style-name="P8" draw:layer="layout" svg:width="0.634cm" svg:height="0.634cm" svg:x="6.241cm" svg:y="15.86cm">
          <draw:text-box>
            <text:p text:style-name="P3"><text:span text:style-name="T3">1</text:span></text:p>
          </draw:text-box>
        </draw:frame>
        <draw:custom-shape draw:style-name="gr9" draw:text-style-name="P10" draw:layer="layout" svg:width="2.829cm" svg:height="2.546cm" svg:x="12.746cm" svg:y="10.254cm">
          <text:p text:style-name="P9"><text:span text:style-name="T4">Mengontra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1" draw:layer="layout" svg:x1="7.493cm" svg:y1="6.858cm" svg:x2="12.827cm" svg:y2="11.557cm">
          <text:p/>
        </draw:line>
        <draw:line draw:style-name="gr10" draw:text-style-name="P11" draw:layer="layout" svg:x1="20.447cm" svg:y1="6.858cm" svg:x2="15.494cm" svg:y2="11.43cm">
          <text:p/>
        </draw:line>
        <draw:line draw:style-name="gr10" draw:text-style-name="P11" draw:layer="layout" svg:x1="20.447cm" svg:y1="16.637cm" svg:x2="15.494cm" svg:y2="11.684cm">
          <text:p/>
        </draw:line>
        <draw:custom-shape draw:style-name="gr11" draw:text-style-name="P12" draw:layer="layout" svg:width="3.556cm" svg:height="1.905cm" svg:x="12.492cm" svg:y="6.377cm">
          <text:p text:style-name="P9"><text:span text:style-name="T5">Nil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14.224cm" svg:y1="10.287cm" svg:x2="14.224cm" svg:y2="8.255cm">
          <text:p/>
        </draw:line>
        <draw:custom-shape draw:style-name="gr12" draw:text-style-name="P10" draw:layer="layout" svg:width="3.429cm" svg:height="1.905cm" svg:x="10.414cm" svg:y="2.794cm">
          <text:p text:style-name="P10"><text:span text:style-name="T4">Um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5.842cm" svg:y1="5.334cm" svg:x2="10.541cm" svg:y2="4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7.938cm" fo:page-height="21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10T13:13:32.546890629</dc:date>
    <meta:editing-duration>PT7M33S</meta:editing-duration>
    <meta:editing-cycles>2</meta:editing-cycles>
    <meta:generator>LibreOffice/6.0.3.2$Linux_X86_64 LibreOffice_project/00m0$Build-2</meta:generator>
    <meta:document-statistic meta:object-count="96"/>
  </office:meta>
</office:document-meta>
</file>